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5e8e" officeooo:paragraph-rsid="00055e8e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italic" fo:font-weight="bold" officeooo:rsid="00055e8e" officeooo:paragraph-rsid="00055e8e" style:font-size-asian="10.5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italic" fo:font-weight="bold" officeooo:rsid="00085b32" officeooo:paragraph-rsid="00085b32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style="italic" fo:font-weight="bold" officeooo:rsid="0011faf5" officeooo:paragraph-rsid="0011faf5" style:font-size-asian="10.5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italic" fo:font-weight="bold" officeooo:rsid="000a27fe" officeooo:paragraph-rsid="00055e8e" style:font-size-asian="10.5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officeooo:rsid="00055e8e" officeooo:paragraph-rsid="00055e8e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style="normal" fo:font-weight="normal" officeooo:rsid="00055e8e" officeooo:paragraph-rsid="00055e8e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style="normal" fo:font-weight="normal" officeooo:rsid="0011faf5" officeooo:paragraph-rsid="0011faf5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style="normal" fo:font-weight="normal" officeooo:rsid="000b0e02" officeooo:paragraph-rsid="000b0e02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bold" officeooo:rsid="000b0e02" officeooo:paragraph-rsid="000b0e02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2pt" fo:font-style="normal" fo:font-weight="bold" officeooo:rsid="000b0e02" officeooo:paragraph-rsid="0011faf5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2pt" fo:font-style="italic" fo:font-weight="bold" officeooo:rsid="0011faf5" officeooo:paragraph-rsid="0011faf5" style:font-size-asian="10.5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fo:font-style="italic" fo:font-weight="bold" officeooo:rsid="0011faf5" officeooo:paragraph-rsid="001b1fcd" style:font-size-asian="10.5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ed1c24" fo:font-size="12pt" fo:font-style="italic" fo:font-weight="bold" officeooo:rsid="0010fa97" officeooo:paragraph-rsid="001b1fcd" style:font-size-asian="10.5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07e1e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cf33c" style:font-weight-asian="normal" style:font-weight-complex="normal"/>
    </style:style>
    <style:style style:name="T4" style:family="text">
      <style:text-properties fo:font-weight="normal" officeooo:rsid="000d4827" style:font-weight-asian="normal" style:font-weight-complex="normal"/>
    </style:style>
    <style:style style:name="T5" style:family="text">
      <style:text-properties fo:font-weight="normal" officeooo:rsid="000f4b3f" style:font-weight-asian="normal" style:font-weight-complex="normal"/>
    </style:style>
    <style:style style:name="T6" style:family="text">
      <style:text-properties fo:font-weight="normal" officeooo:rsid="0010fa97" style:font-weight-asian="normal" style:font-weight-complex="normal"/>
    </style:style>
    <style:style style:name="T7" style:family="text">
      <style:text-properties fo:font-weight="normal" officeooo:rsid="0017dac8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07e1e3" style:font-style-asian="italic" style:font-style-complex="italic"/>
    </style:style>
    <style:style style:name="T10" style:family="text">
      <style:text-properties fo:font-style="italic" officeooo:rsid="000cf33c" style:font-style-asian="italic" style:font-style-complex="italic"/>
    </style:style>
    <style:style style:name="T11" style:family="text">
      <style:text-properties fo:font-style="italic" officeooo:rsid="000f4b3f" style:font-style-asian="italic" style:font-style-complex="italic"/>
    </style:style>
    <style:style style:name="T12" style:family="text">
      <style:text-properties fo:font-style="italic" officeooo:rsid="0010fa97" style:font-style-asian="italic" style:font-style-complex="italic"/>
    </style:style>
    <style:style style:name="T13" style:family="text">
      <style:text-properties fo:color="#ed1c24"/>
    </style:style>
    <style:style style:name="T14" style:family="text">
      <style:text-properties fo:color="#ed1c24" fo:font-weight="normal" officeooo:rsid="0010fa97" style:font-weight-asian="normal" style:font-weight-complex="normal"/>
    </style:style>
    <style:style style:name="T15" style:family="text">
      <style:text-properties fo:color="#ed1c24" officeooo:rsid="0010fa97"/>
    </style:style>
    <style:style style:name="T16" style:family="text">
      <style:text-properties fo:color="#ed1c24" officeooo:rsid="0011faf5"/>
    </style:style>
    <style:style style:name="T17" style:family="text">
      <style:text-properties fo:color="#ed1c24" fo:font-style="normal" fo:font-weight="normal" officeooo:rsid="0010fa97" style:font-style-asian="normal" style:font-weight-asian="normal" style:font-style-complex="normal" style:font-weight-complex="normal"/>
    </style:style>
    <style:style style:name="T18" style:family="text">
      <style:text-properties fo:color="#ed1c24" fo:font-style="normal" fo:font-weight="normal" officeooo:rsid="001b1fcd" style:font-style-asian="normal" style:font-weight-asian="normal" style:font-style-complex="normal" style:font-weight-complex="normal"/>
    </style:style>
    <style:style style:name="T19" style:family="text">
      <style:text-properties style:use-window-font-color="true" fo:font-style="normal" officeooo:rsid="001b1fcd" style:font-style-asian="normal" style:font-style-complex="normal"/>
    </style:style>
    <style:style style:name="T20" style:family="text">
      <style:text-properties style:use-window-font-color="true" fo:font-style="normal" officeooo:rsid="001cf23a" style:font-style-asian="normal" style:font-style-complex="normal"/>
    </style:style>
    <style:style style:name="T21" style:family="text">
      <style:text-properties style:use-window-font-color="true" fo:font-style="normal" fo:font-weight="normal" officeooo:rsid="001b1fcd" style:font-style-asian="normal" style:font-weight-asian="normal" style:font-style-complex="normal" style:font-weight-complex="normal"/>
    </style:style>
    <style:style style:name="T22" style:family="text">
      <style:text-properties style:use-window-font-color="true" fo:font-style="normal" fo:font-weight="normal" officeooo:rsid="001cf23a" style:font-style-asian="normal" style:font-weight-asian="normal" style:font-style-complex="normal" style:font-weight-complex="normal"/>
    </style:style>
    <style:style style:name="T23" style:family="text">
      <style:text-properties style:use-window-font-color="true" fo:font-weight="normal" officeooo:rsid="001cf23a" style:font-weight-asian="normal" style:font-weight-complex="normal"/>
    </style:style>
    <style:style style:name="T24" style:family="text">
      <style:text-properties style:use-window-font-color="true" officeooo:rsid="001cf23a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vice Driver</text:p>
      <text:p text:style-name="P2">Introduction :</text:p>
      <text:p text:style-name="P7"><text:tab/>This document describes the device driver which has been injected in the iSense-V4 kernel. <text:span text:style-name="T1">We shal have a broad description of the injected devices later. Let’s discuss about the device driver concept. A device driver is a software program that controlls a perticular type of external peripheral hardware (device) connected to the CPU. While loading any OS to the system, some basic device drivers are built into the product. However if a user buys a new type of device that the operating system did not anticipate, a new device driver has to be injected which will handle the new device smoothly. A device driver essentially allows smooth communication between a connected hardware device and the OS. In linux OS, all the devices are available at path /</text:span><text:span text:style-name="T9">dev .</text:span></text:p>
      <text:p text:style-name="P6"><text:tab/></text:p>
      <text:p text:style-name="P3">Injected device drivers :<text:tab/></text:p>
      <text:p text:style-name="P5">1. MODEM :-</text:p>
      <text:p text:style-name="P10"><text:span text:style-name="T2"><text:tab/>We have developed a device called “modem” as a kernel module </text:span><text:span text:style-name="T7">which</text:span><text:span text:style-name="T2"> has been placed in the path </text:span><text:span text:style-name="T8">/dev/. </text:span><text:span text:style-name="T2">We have already discussed the objective of a device-driver. Now let’s discuss the modem device-driver in details.</text:span></text:p>
      <text:p text:style-name="P9"><text:tab/></text:p>
      <text:p text:style-name="P11"><text:span text:style-name="T2"><text:tab/>The iSense-V4 communicates to the cloud through various </text:span><text:span text:style-name="T3">external devices. The modem is one of those. We have used the Quectel-EC25 modem which supports LTE band. The purpose of the <text:s/>device </text:span><text:span text:style-name="T10">/dev/modem </text:span><text:span text:style-name="T3">is to </text:span><text:span text:style-name="T4">create a tunnel between the kernel space and user space. Which enables a smooth and uninterrrupted flow of data inbetween the user and kernel space. Apparrt from that, It properly enables and disables the modem in critical conditions and in bootup time. </text:span><text:span text:style-name="T5">The device follows </text:span><text:span text:style-name="T11">thread safety</text:span><text:span text:style-name="T5"> mechanism and also has the ability to handle the </text:span><text:span text:style-name="T11">dead-lock</text:span><text:span text:style-name="T5"> situations efficiently. </text:span><text:span text:style-name="T6">This will reduce the development time of the user application, because the user does not <text:s/>need to care about the multi-thread and multi process access to the device separately. </text:span><text:span text:style-name="T5">As the </text:span><text:span text:style-name="T6">LTE modems are very sensitive, </text:span><text:span text:style-name="T5">We have </text:span><text:span text:style-name="T6">made the device </text:span><text:span text:style-name="T12">signal free</text:span><text:span text:style-name="T6">. That meanse, no controll signals (^C, ^Z etc. ) from the user space can not interfair with the modem operation. </text:span></text:p>
      <text:p text:style-name="P4"><text:span text:style-name="T15"/></text:p>
      <text:p text:style-name="P4"><text:span text:style-name="T15">N</text:span><text:span text:style-name="T13">ote :</text:span></text:p>
      <text:p text:style-name="P11"><text:span text:style-name="T14"><text:tab/></text:span><text:span text:style-name="T16">The signal free operation</text:span><text:span text:style-name="T15"> has it’s own advantages and disadvantages. Therefore we are currently performing some experiments on it. </text:span><text:span text:style-name="T16">If this feature does interfaire with the interrupts, then we may remove this.</text:span></text:p>
      <text:p text:style-name="P4"/>
      <text:p text:style-name="P4">How to use it :</text:p>
      <text:p text:style-name="P8">In boot-up time, the device will enable the modem. The following table explaines the device usage.</text:p>
      <text:p text:style-name="P14"/>
      <text:p text:style-name="P13"><draw:frame draw:style-name="fr1" draw:name="Object2" text:anchor-type="paragraph" svg:x="0.743cm" svg:y="0.042cm" svg:width="14.386cm" svg:height="5.352cm" draw:z-index="0"><draw:object xlink:href="./Object 2" xlink:type="simple" xlink:show="embed" xlink:actuate="onLoad"/><draw:image xlink:href="./ObjectReplacements/Object 2" xlink:type="simple" xlink:show="embed" xlink:actuate="onLoad"/></draw:frame><text:span text:style-name="T17"/></text:p>
      <text:p text:style-name="P13"><text:span text:style-name="T17">N</text:span><text:span text:style-name="T18">ote : </text:span><text:span text:style-name="T21">Currently the device Supports only Quectel modem. </text:span><text:span text:style-name="T22">The device </text:span><text:span text:style-name="T20">/</text:span><text:span text:style-name="T24">dev</text:span><text:span text:style-name="T20">/modem </text:span><text:span text:style-name="T22">only accept character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18:18:54.717354301</meta:creation-date>
    <dc:date>2019-12-21T18:59:13.934901059</dc:date>
    <meta:editing-duration>PT53M9S</meta:editing-duration>
    <meta:editing-cycles>10</meta:editing-cycles>
    <meta:generator>LibreOffice/6.0.7.3$Linux_X86_64 LibreOffice_project/00m0$Build-3</meta:generator>
    <meta:document-statistic meta:table-count="0" meta:image-count="0" meta:object-count="1" meta:page-count="1" meta:paragraph-count="14" meta:word-count="401" meta:character-count="2413" meta:non-whitespace-character-count="201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.48mm"/>
    </style:style>
    <style:style style:name="co2" style:family="table-column">
      <style:table-column-properties fo:break-before="auto" style:column-width="22.07mm"/>
    </style:style>
    <style:style style:name="co3" style:family="table-column">
      <style:table-column-properties fo:break-before="auto" style:column-width="30.94mm"/>
    </style:style>
    <style:style style:name="co4" style:family="table-column">
      <style:table-column-properties fo:break-before="auto" style:column-width="71.08mm"/>
    </style:style>
    <style:style style:name="co5" style:family="table-column">
      <style:table-column-properties fo:break-before="auto" style:column-width="30.64mm"/>
    </style:style>
    <style:style style:name="co6" style:family="table-column">
      <style:table-column-properties fo:break-before="auto" style:column-width="48.5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>
      <style:table-cell-properties fo:border="0.74pt solid #000000"/>
      <style:text-properties fo:font-size="12pt" fo:font-style="normal" style:font-size-asian="12pt" style:font-style-asian="normal" style:font-size-complex="12pt" style:font-style-complex="normal"/>
    </style:style>
    <style:style style:name="ce5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order="none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68e76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Default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row table:style-name="ro1" table:number-rows-repeated="3"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Device</text:p>
          </table:table-cell>
          <table:table-cell table:style-name="ce1" office:value-type="string" calcext:value-type="string" table:number-columns-spanned="1" table:number-rows-spanned="2">
            <text:p>Operation</text:p>
          </table:table-cell>
          <table:table-cell table:style-name="ce1" office:value-type="string" calcext:value-type="string" table:number-columns-spanned="1" table:number-rows-spanned="2">
            <text:p>values</text:p>
          </table:table-cell>
          <table:table-cell table:style-name="ce1" office:value-type="string" calcext:value-type="string" table:number-columns-spanned="1" table:number-rows-spanned="2">
            <text:p>Result</text:p>
          </table:table-cell>
          <table:table-cell table:style-name="ce1" office:value-type="string" calcext:value-type="string" table:number-columns-spanned="2" table:number-rows-spanned="1">
            <text:p>Return values</text:p>
          </table:table-cell>
          <table:covered-table-cell table:style-name="ce8"/>
        </table:table-row>
        <table:table-row table:style-name="ro2">
          <table:covered-table-cell table:number-columns-repeated="4" table:style-name="ce2"/>
          <table:table-cell table:style-name="ce2" office:value-type="string" calcext:value-type="string">
            <text:p>Success (+ve)</text:p>
          </table:table-cell>
          <table:table-cell table:style-name="ce2" office:value-type="string" calcext:value-type="string">
            <text:p>Error (-Ve)</text:p>
          </table:table-cell>
        </table:table-row>
        <table:table-row table:style-name="ro3">
          <table:table-cell table:style-name="ce3" office:value-type="string" calcext:value-type="string" table:number-columns-spanned="1" table:number-rows-spanned="7">
            <text:p>/dev/</text:p>
            <text:p>modem</text:p>
          </table:table-cell>
          <table:table-cell office:value-type="string" calcext:value-type="string">
            <text:p>Write</text:p>
          </table:table-cell>
          <table:table-cell table:style-name="ce10" office:value-type="string" calcext:value-type="string">
            <text:p>“0”</text:p>
          </table:table-cell>
          <table:table-cell office:value-type="string" calcext:value-type="string">
            <text:p>Disable the mod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 number according</text:p>
            <text:p> To the reason</text:p>
          </table:table-cell>
        </table:table-row>
        <table:table-row table:style-name="ro3">
          <table:covered-table-cell/>
          <table:table-cell office:value-type="string" calcext:value-type="string">
            <text:p>Write</text:p>
          </table:table-cell>
          <table:table-cell table:style-name="ce10" office:value-type="string" calcext:value-type="string">
            <text:p>“1”</text:p>
          </table:table-cell>
          <table:table-cell office:value-type="string" calcext:value-type="string">
            <text:p>Enable the mod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 number according</text:p>
            <text:p> To the reason</text:p>
          </table:table-cell>
        </table:table-row>
        <table:table-row table:style-name="ro3">
          <table:covered-table-cell/>
          <table:table-cell office:value-type="string" calcext:value-type="string">
            <text:p>Write</text:p>
          </table:table-cell>
          <table:table-cell table:style-name="ce10" office:value-type="string" calcext:value-type="string">
            <text:p>“reboot”</text:p>
          </table:table-cell>
          <table:table-cell office:value-type="string" calcext:value-type="string">
            <text:p>Reboot the mod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 number according</text:p>
            <text:p> To the reason</text:p>
          </table:table-cell>
        </table:table-row>
        <table:table-row table:style-name="ro3">
          <table:covered-table-cell/>
          <table:table-cell/>
          <table:table-cell table:style-name="ce5" office:value-type="string" calcext:value-type="string">
            <text:p>“rbt=Quectel,5”</text:p>
          </table:table-cell>
          <table:table-cell table:style-name="ce14" office:value-type="string" calcext:value-type="string">
            <text:p>Disable the default modem and </text:p>
            <text:p>Enable the Quectel 5g mod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 number according</text:p>
            <text:p> To the reason</text:p>
          </table:table-cell>
        </table:table-row>
        <table:table-row table:style-name="ro3">
          <table:covered-table-cell/>
          <table:table-cell office:value-type="string" calcext:value-type="string">
            <text:p>Write</text:p>
          </table:table-cell>
          <table:table-cell table:style-name="ce5" office:value-type="string" calcext:value-type="string">
            <text:p>“rbt=Quectel,4”</text:p>
          </table:table-cell>
          <table:table-cell office:value-type="string" calcext:value-type="string">
            <text:p>Disable the default modem and </text:p>
            <text:p>Enable the Quectel 4g mod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 number according</text:p>
            <text:p> To the reason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Write</text:p>
          </table:table-cell>
          <table:table-cell table:style-name="ce5" office:value-type="string" calcext:value-type="string">
            <text:p>“rbt=Quectel,3”</text:p>
          </table:table-cell>
          <table:table-cell table:style-name="ce15" office:value-type="string" calcext:value-type="string">
            <text:p>Disable the default modem and </text:p>
            <text:p>Enable the Quectel 3g mod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 number according</text:p>
            <text:p> To the reason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read</text:p>
          </table:table-cell>
          <table:table-cell table:style-name="ce5"/>
          <table:table-cell office:value-type="string" calcext:value-type="string">
            <text:p>Modem mkae, model.status</text:p>
            <text:p>EX : Quectel,4g,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rror number according</text:p>
            <text:p> To the reason</text:p>
          </table:table-cell>
        </table:table-row>
        <table:table-row table:style-name="ro2" table:number-rows-repeated="3">
          <table:table-cell table:style-name="ce6"/>
          <table:table-cell table:style-name="ce13"/>
          <table:table-cell table:style-name="ce6"/>
          <table:table-cell table:style-name="ce16"/>
          <table:table-cell table:style-name="ce13"/>
          <table:table-cell table:style-name="ce6"/>
        </table:table-row>
        <table:table-row table:style-name="ro2">
          <table:table-cell table:style-name="ce5"/>
          <table:table-cell table:style-name="Default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1">00/00/0000</text:date>, <text:time style:data-style-name="N2" text:time-value="18:45:25.1123513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